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F00000029129F013B0FCD374C.png" manifest:media-type="image/png"/>
  <manifest:file-entry manifest:full-path="Pictures/1000020100000090000000313FE54C450B3A6544.png" manifest:media-type="image/png"/>
  <manifest:file-entry manifest:full-path="Pictures/10000201000000850000002556FB7EB01D813743.png" manifest:media-type="image/png"/>
  <manifest:file-entry manifest:full-path="Pictures/10000201000000AA0000002CCDEC10720601ED1C.png" manifest:media-type="image/png"/>
  <manifest:file-entry manifest:full-path="Pictures/10000201000000B9000000287985ADEC710CCDBB.png" manifest:media-type="image/png"/>
  <manifest:file-entry manifest:full-path="Pictures/100002010000008B0000002C8EB21CA6F1865F50.png" manifest:media-type="image/png"/>
  <manifest:file-entry manifest:full-path="Pictures/10000201000000AB000000286CD4708F7B5A0871.png" manifest:media-type="image/png"/>
  <manifest:file-entry manifest:full-path="Pictures/100002010000009400000025F183785CA1C1003A.png" manifest:media-type="image/png"/>
  <manifest:file-entry manifest:full-path="Pictures/100002010000009100000032D0753169B1B9F9A5.png" manifest:media-type="image/png"/>
  <manifest:file-entry manifest:full-path="Pictures/10000201000000B20000002E6204948EA5634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x="6.304cm" svg:y="-0.064cm" svg:width="4.71cm" svg:height="1.217cm" draw:z-index="0"><draw:image xlink:href="Pictures/10000201000000B20000002E6204948EA5634FD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width="3.836cm" svg:height="1.323cm" draw:z-index="1"><draw:image xlink:href="Pictures/100002010000009100000032D0753169B1B9F9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char" svg:width="3.678cm" svg:height="1.164cm" draw:z-index="2"><draw:image xlink:href="Pictures/100002010000008B0000002C8EB21CA6F1865F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width="3.519cm" svg:height="0.979cm" draw:z-index="3"><draw:image xlink:href="Pictures/10000201000000850000002556FB7EB01D8137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5" text:anchor-type="char" svg:width="3.81cm" svg:height="1.296cm" draw:z-index="4"><draw:image xlink:href="Pictures/1000020100000090000000313FE54C450B3A65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6" text:anchor-type="char" svg:width="5.054cm" svg:height="1.085cm" draw:z-index="5"><draw:image xlink:href="Pictures/10000201000000BF00000029129F013B0FCD374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7" text:anchor-type="char" svg:width="4.895cm" svg:height="1.058cm" draw:z-index="6"><draw:image xlink:href="Pictures/10000201000000B9000000287985ADEC710CCDB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8" text:anchor-type="char" svg:width="3.916cm" svg:height="0.979cm" draw:z-index="7"><draw:image xlink:href="Pictures/100002010000009400000025F183785CA1C100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9" text:anchor-type="char" svg:width="4.524cm" svg:height="1.058cm" draw:z-index="8"><draw:image xlink:href="Pictures/10000201000000AB000000286CD4708F7B5A08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0" text:anchor-type="char" svg:width="4.498cm" svg:height="1.164cm" draw:z-index="9"><draw:image xlink:href="Pictures/10000201000000AA0000002CCDEC10720601ED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0:17:44.319230694</meta:creation-date>
    <dc:date>2021-06-21T10:47:39.211056878</dc:date>
    <meta:editing-duration>PT19M44S</meta:editing-duration>
    <meta:editing-cycles>1</meta:editing-cycles>
    <meta:document-statistic meta:table-count="0" meta:image-count="10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